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1a6e1c" officeooo:paragraph-rsid="001a6e1c"/>
    </style:style>
    <style:style style:name="P2" style:family="paragraph" style:parent-style-name="Text_20_body" style:list-style-name="">
      <style:text-properties officeooo:rsid="001a6e1c" officeooo:paragraph-rsid="001a6e1c"/>
    </style:style>
    <style:style style:name="P3" style:family="paragraph" style:parent-style-name="Text_20_body" style:list-style-name="">
      <style:text-properties officeooo:rsid="001bfb58" officeooo:paragraph-rsid="001bfb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fb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Déroulement d’une action</text:h>
      <text:h text:style-name="Heading_20_2" text:outline-level="2">Introduction : Les semi-auxiliaires</text:h>
      <text:p text:style-name="P2">Les semi-auxiliaires sont des verbes ou des locutions verbales qui s'emploient devant un infinitif, un gérondif ou un participe passé et apportent une nuance particulière à l'action.</text:p>
      <text:h text:style-name="Heading_20_2" text:outline-level="2">Semi-auxiliaire + infinitif = début de l’action ou future action</text:h>
      <text:h text:style-name="Heading_20_3" text:outline-level="3">Ir a + infinitif</text:h>
      <text:p text:style-name="P2">Pour une intention, un projet</text:p>
      <text:h text:style-name="Heading_20_3" text:outline-level="3">Estar para + infinitif</text:h>
      <text:p text:style-name="P2">Pour exprimer une action imminente</text:p>
      <text:h text:style-name="Heading_20_3" text:outline-level="3">Empezar a / Comenzar a + infinitif</text:h>
      <text:p text:style-name="P2">Pour exprimer le commencement d'une action</text:p>
      <text:h text:style-name="Heading_20_3" text:outline-level="3">Ponerse a / Echarse a + infinitif</text:h>
      <text:p text:style-name="P2">Pour exprimer le début d'une action</text:p>
      <text:h text:style-name="Heading_20_2" text:outline-level="2">Semi-auxiliaire + gérondif = action en cours</text:h>
      <text:h text:style-name="Heading_20_3" text:outline-level="3">Estar + gérondif</text:h>
      <text:p text:style-name="P2">Pour une action en train de se dérouler</text:p>
      <text:h text:style-name="Heading_20_3" text:outline-level="3">Ir + gérondif</text:h>
      <text:p text:style-name="P2">Pour une action se déroulant progressivement</text:p>
      <text:h text:style-name="Heading_20_3" text:outline-level="3">Seguir + gérondif</text:h>
      <text:p text:style-name="P2">Pour insister sur la continuité d’une action</text:p>
      <text:h text:style-name="Heading_20_3" text:outline-level="3">Venir + gérondif</text:h>
      <text:p text:style-name="P2">Pour une action commencée dans le passé se déroulant jusqu'au moment où elle est exprimée</text:p>
      <text:h text:style-name="Heading_20_3" text:outline-level="3">Andar + gérondif</text:h>
      <text:p text:style-name="P2">Pour insister sur la durée de l'action, sur sa longueur ou sa lenteur</text:p>
      <text:h text:style-name="Heading_20_3" text:outline-level="3"/>
      <text:h text:style-name="Heading_20_3" text:outline-level="3"/>
      <text:h text:style-name="Heading_20_3" text:outline-level="3">Llevar + complément de temps + gérondif</text:h>
      <text:p text:style-name="P2">Pour insister sur le temps qui s’est écoulé</text:p>
      <text:h text:style-name="Heading_20_2" text:outline-level="2">Semi-auxiliaire + participe passé <text:span text:style-name="T2">= action terminée</text:span></text:h>
      <text:h text:style-name="Heading_20_3" text:outline-level="3">Tener + participe passé</text:h>
      <text:p text:style-name="P2">Pour insister sur une action <text:span text:style-name="T2">terminée</text:span></text:p>
      <text:h text:style-name="Heading_20_3" text:outline-level="3">Dejar / Quedar / Venir / Resultar + participe passé</text:h>
      <text:p text:style-name="P3">Pour inisister sur le résultat ou les conséquences d’une action</text:p>
      <text:h text:style-name="Heading_20_2" text:outline-level="2">Exprimer la répétition</text:h>
      <text:p text:style-name="P3">On utilise : </text:p>
      <text:p text:style-name="P3">- Volver a + infinitif</text:p>
      <text:p text:style-name="P3">- Verbe conjugué + de nuevo</text:p>
      <text:p text:style-name="P3">- Verbe conjugué + otra vez</text:p>
      <text:h text:style-name="Heading_20_2" text:outline-level="2">Exprimer l’habitude</text:h>
      <text:p text:style-name="P3">On utilise :</text:p>
      <text:p text:style-name="P3">Soler + infinitif</text:p>
      <text:h text:style-name="Heading_20_2" text:outline-level="2">Exprimer l’aboutissement d’une action</text:h>
      <text:p text:style-name="P3">On utilise : </text:p>
      <text:p text:style-name="P3">- Acabar por + infinitif, (= "<text:span text:style-name="T1">finir par</text:span> faire quelque chose")</text:p>
      <text:p text:style-name="P3">- Acabar + gérondif, (= "<text:span text:style-name="T1">finir de</text:span> faire quelque chose")</text:p>
      <text:p text:style-name="P3">- Acabar de + infinitif, (= "<text:span text:style-name="T1">venir de</text:span> faire quelque chose"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5215*" fo:start-indent="0cm" fo:end-indent="0.199cm"/>
          <style:column style:rel-width="5250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40M32S</meta:editing-duration>
    <meta:editing-cycles>14</meta:editing-cycles>
    <meta:generator>LibreOffice/7.3.5.2$Linux_X86_64 LibreOffice_project/30$Build-2</meta:generator>
    <dc:title>TST</dc:title>
    <dc:date>2022-08-14T16:59:11.941773139</dc:date>
    <meta:document-statistic meta:table-count="0" meta:image-count="0" meta:object-count="0" meta:page-count="1" meta:paragraph-count="43" meta:word-count="281" meta:character-count="1648" meta:non-whitespace-character-count="1408"/>
    <meta:template xlink:type="simple" xlink:actuate="onRequest" xlink:title="TST" xlink:href="../../../../../.config/libreoffice/4/user/template/TST.ott" meta:date="2022-08-14T13:54:08.499345587"/>
  </office:meta>
</office:document-meta>
</file>